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table:number-columns-repeated="2"/>
        </table:table-row>
        <table:table-row table:style-name="ro1" table:number-rows-repeated="104840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6:Sheet1.C1048576 Sheet1.C167:Sheet1.C170 Sheet1.C172:Sheet1.C17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0:54:41.547906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15:13:37.497210023</dc:date>
    <meta:editing-duration>P2DT16H33M4S</meta:editing-duration>
    <meta:editing-cycles>227</meta:editing-cycles>
    <meta:generator>LibreOffice/7.3.1.3$Linux_X86_64 LibreOffice_project/30$Build-3</meta:generator>
    <meta:document-statistic meta:table-count="1" meta:cell-count="736" meta:object-count="0"/>
  </office:meta>
</office:document-meta>
</file>